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8.2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Рапорт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Сняли номерной знак (4 самореза) + держатель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Сняли левый поворотник (8200007033) + лампочку (нет резерва)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Сняли правый поворотник (без шильдика) + лампочку (нет резерва)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Бампер (4 самореза — левый подкрыльник, 2 винта под шестигранник, 4 самореза — правый подкрыльник, 1 — центральный болт с широкой шайбой, 3 винта справа под шайбу и гайку(упала), 2 винта с шайбой 1 - Т27, 1 - на 10)</text:p>
          </table:table-cell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Декоративная решетка ( 3 винта, 2 винта внутри, по краям стянуть)</text:p>
          </table:table-cell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Сняли патрубок (интеркуллер — ЕГР)</text:p>
          </table:table-cell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Сняли левую фару (2 винта + железная шайба)</text:p>
          </table:table-cell>
        </table:table-row>
        <table:table-row table:style-name="ro1">
          <table:table-cell office:value-type="string" calcext:value-type="string">
            <text:p>8)</text:p>
          </table:table-cell>
          <table:table-cell office:value-type="string" calcext:value-type="string">
            <text:p>сняли правую фару ( 2 винта + оторванная часть)</text:p>
          </table:table-cell>
        </table:table-row>
        <table:table-row table:style-name="ro1">
          <table:table-cell office:value-type="string" calcext:value-type="string">
            <text:p>9)</text:p>
          </table:table-cell>
          <table:table-cell office:value-type="string" calcext:value-type="string">
            <text:p>Сняли интеркуллер ( 2 винта и отсоединили патрубок с <text:span text:style-name="T1">турбины</text:span></text:p>
          </table:table-cell>
        </table:table-row>
        <table:table-row table:style-name="ro1">
          <table:table-cell office:value-type="string" calcext:value-type="string">
            <text:p>10) Декоративную защиту двигателя (ремонтировать)</text:p>
          </table:table-cell>
          <table:table-cell/>
        </table:table-row>
        <table:table-row table:style-name="ro1">
          <table:table-cell office:value-type="string" calcext:value-type="string">
            <text:p>11)</text:p>
          </table:table-cell>
          <table:table-cell office:value-type="string" calcext:value-type="string">
            <text:p>Открутили три винта и сняли воздушный фильтр</text:p>
          </table:table-cell>
        </table:table-row>
        <table:table-row table:style-name="ro1">
          <table:table-cell office:value-type="string" calcext:value-type="string">
            <text:p>12)</text:p>
          </table:table-cell>
          <table:table-cell office:value-type="string" calcext:value-type="string">
            <text:p>Сняли воздушный заборник (2 гайки на 10, 2 из 3 зажима)</text:p>
          </table:table-cell>
        </table:table-row>
      </table:table>
      <table:table table:name="купить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Лампочки в поворотник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Ремень ГРМ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Вспомогательный ремень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Сайлентблоки</text:p>
          </table:table-cell>
        </table:table-row>
      </table:table>
      <table:table table:name="Что нужно сделать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Регулировка клапанов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Чистка ЕГР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Прокачка сцепления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3:18:50.589000000</meta:creation-date>
    <dc:date>2022-06-06T15:15:15.386000000</dc:date>
    <meta:editing-duration>PT1H46M17S</meta:editing-duration>
    <meta:editing-cycles>13</meta:editing-cycles>
    <meta:generator>LibreOffice/7.3.2.2$Windows_X86_64 LibreOffice_project/49f2b1bff42cfccbd8f788c8dc32c1c309559be0</meta:generator>
    <meta:document-statistic meta:table-count="3" meta:cell-count="38" meta:object-count="0"/>
  </office:meta>
</office:document-meta>
</file>